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359" officeooo:paragraph-rsid="00135359"/>
    </style:style>
    <style:style style:name="P2" style:family="paragraph" style:parent-style-name="Standard">
      <style:text-properties officeooo:rsid="0014dcf4" officeooo:paragraph-rsid="0014dcf4"/>
    </style:style>
    <style:style style:name="P3" style:family="paragraph" style:parent-style-name="Standard">
      <style:paragraph-properties fo:break-before="page"/>
      <style:text-properties officeooo:rsid="00135359" officeooo:paragraph-rsid="00135359"/>
    </style:style>
    <style:style style:name="P4" style:family="paragraph" style:parent-style-name="Standard">
      <style:paragraph-properties fo:break-before="page"/>
      <style:text-properties officeooo:rsid="0014dcf4" officeooo:paragraph-rsid="0014d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s Values Wood:</text:p>
      <text:p text:style-name="P1"/>
      <text:p text:style-name="P1">Train epoch 0</text:p>
      <text:p text:style-name="P1">Epoch: 0.0 <text:tab/> train loss: 9.1890</text:p>
      <text:p text:style-name="P1">Epoch: 0.4 <text:tab/> train loss: 8.6820</text:p>
      <text:p text:style-name="P1">Epoch: 0.8 <text:tab/> train loss: 7.4301</text:p>
      <text:p text:style-name="P1">Epoch: 0.12 <text:tab/> train loss: 5.7788</text:p>
      <text:p text:style-name="P1">Epoch: 0.16 <text:tab/> train loss: 4.2667</text:p>
      <text:p text:style-name="P1">Epoch: 0.20 <text:tab/> train loss: 3.1341</text:p>
      <text:p text:style-name="P1">Epoch: 0.24 <text:tab/> train loss: 2.3909</text:p>
      <text:p text:style-name="P1">Epoch: 0.28 <text:tab/> train loss: 1.9527</text:p>
      <text:p text:style-name="P1">Epoch: 0.32 <text:tab/> train loss: 1.7461</text:p>
      <text:p text:style-name="P1">Epoch: 0.36 <text:tab/> train loss: 1.6373</text:p>
      <text:p text:style-name="P1">Epoch: 0.40 <text:tab/> train loss: 1.5880</text:p>
      <text:p text:style-name="P1">Epoch: 0.44 <text:tab/> train loss: 1.5606</text:p>
      <text:p text:style-name="P1">Epoch: 0.48 <text:tab/> train loss: 1.5419</text:p>
      <text:p text:style-name="P1">Epoch: 0.52 <text:tab/> train loss: 1.5217</text:p>
      <text:p text:style-name="P1">Epoch: 0.56 <text:tab/> train loss: 1.5059</text:p>
      <text:p text:style-name="P1"/>
      <text:p text:style-name="P1">Compute loss and scores on test set:</text:p>
      <text:p text:style-name="P1">Epoch: 0 <text:tab/> test_loss: 1.8729</text:p>
      <text:p text:style-name="P1">AUROC: <text:tab/> last: 0.9982 <text:tab/> max: 0.9982 <text:tab/> epoch_max: 0 <text:tab/> epoch_loss: 0</text:p>
      <text:p text:style-name="P1"/>
      <text:p text:style-name="P1">Train epoch 1</text:p>
      <text:p text:style-name="P1">Epoch: 1.0 <text:tab/> train loss: 1.4868</text:p>
      <text:p text:style-name="P1">Epoch: 1.4 <text:tab/> train loss: 1.4725</text:p>
      <text:p text:style-name="P1">Epoch: 1.8 <text:tab/> train loss: 1.4607</text:p>
      <text:p text:style-name="P1">Epoch: 1.12 <text:tab/> train loss: 1.4535</text:p>
      <text:p text:style-name="P1">Epoch: 1.16 <text:tab/> train loss: 1.4451</text:p>
      <text:p text:style-name="P1">Epoch: 1.20 <text:tab/> train loss: 1.4409</text:p>
      <text:p text:style-name="P1">Epoch: 1.24 <text:tab/> train loss: 1.4323</text:p>
      <text:p text:style-name="P1">Epoch: 1.28 <text:tab/> train loss: 1.4234</text:p>
      <text:p text:style-name="P1">Epoch: 1.32 <text:tab/> train loss: 1.4192</text:p>
      <text:p text:style-name="P1">Epoch: 1.36 <text:tab/> train loss: 1.4161</text:p>
      <text:p text:style-name="P1">Epoch: 1.40 <text:tab/> train loss: 1.4091</text:p>
      <text:p text:style-name="P1">Epoch: 1.44 <text:tab/> train loss: 1.4047</text:p>
      <text:p text:style-name="P1">Epoch: 1.48 <text:tab/> train loss: 1.4004</text:p>
      <text:p text:style-name="P1">Epoch: 1.52 <text:tab/> train loss: 1.3960</text:p>
      <text:p text:style-name="P1">Epoch: 1.56 <text:tab/> train loss: 1.3908</text:p>
      <text:p text:style-name="P1"/>
      <text:p text:style-name="P1">Compute loss and scores on test set:</text:p>
      <text:p text:style-name="P1">Epoch: 1 <text:tab/> test_loss: 1.7936</text:p>
      <text:p text:style-name="P1">AUROC: <text:tab/> last: 0.9947 <text:tab/> max: 0.9982 <text:tab/> epoch_max: 0 <text:tab/> epoch_loss: 0</text:p>
      <text:p text:style-name="P1"/>
      <text:p text:style-name="P1">Train epoch 2</text:p>
      <text:p text:style-name="P1">Epoch: 2.0 <text:tab/> train loss: 1.3855</text:p>
      <text:p text:style-name="P1">Epoch: 2.4 <text:tab/> train loss: 1.3824</text:p>
      <text:p text:style-name="P1">Epoch: 2.8 <text:tab/> train loss: 1.3763</text:p>
      <text:p text:style-name="P1">Epoch: 2.12 <text:tab/> train loss: 1.3720</text:p>
      <text:p text:style-name="P1">Epoch: 2.16 <text:tab/> train loss: 1.3670</text:p>
      <text:p text:style-name="P1">Epoch: 2.20 <text:tab/> train loss: 1.3620</text:p>
      <text:p text:style-name="P1">Epoch: 2.24 <text:tab/> train loss: 1.3551</text:p>
      <text:p text:style-name="P1"><text:soft-page-break/>Epoch: 2.28 <text:tab/> train loss: 1.3512</text:p>
      <text:p text:style-name="P1">Epoch: 2.32 <text:tab/> train loss: 1.3481</text:p>
      <text:p text:style-name="P1">Epoch: 2.36 <text:tab/> train loss: 1.3403</text:p>
      <text:p text:style-name="P1">Epoch: 2.40 <text:tab/> train loss: 1.3368</text:p>
      <text:p text:style-name="P1">Epoch: 2.44 <text:tab/> train loss: 1.3298</text:p>
      <text:p text:style-name="P1">Epoch: 2.48 <text:tab/> train loss: 1.3274</text:p>
      <text:p text:style-name="P1">Epoch: 2.52 <text:tab/> train loss: 1.3267</text:p>
      <text:p text:style-name="P1">Epoch: 2.56 <text:tab/> train loss: 1.3146</text:p>
      <text:p text:style-name="P1"/>
      <text:p text:style-name="P1">Compute loss and scores on test set:</text:p>
      <text:p text:style-name="P1">Epoch: 2 <text:tab/> test_loss: 1.7027</text:p>
      <text:p text:style-name="P1">AUROC: <text:tab/> last: 0.9939 <text:tab/> max: 0.9982 <text:tab/> epoch_max: 0 <text:tab/> epoch_loss: 0</text:p>
      <text:p text:style-name="P1"/>
      <text:p text:style-name="P1">Train epoch 3</text:p>
      <text:p text:style-name="P1">Epoch: 3.0 <text:tab/> train loss: 1.3094</text:p>
      <text:p text:style-name="P1">Epoch: 3.4 <text:tab/> train loss: 1.3056</text:p>
      <text:p text:style-name="P1">Epoch: 3.8 <text:tab/> train loss: 1.3039</text:p>
      <text:p text:style-name="P1">Epoch: 3.12 <text:tab/> train loss: 1.3204</text:p>
      <text:p text:style-name="P1">Epoch: 3.16 <text:tab/> train loss: 1.3734</text:p>
      <text:p text:style-name="P1">Epoch: 3.20 <text:tab/> train loss: 1.3089</text:p>
      <text:p text:style-name="P1">Epoch: 3.24 <text:tab/> train loss: 1.2918</text:p>
      <text:p text:style-name="P1">Epoch: 3.28 <text:tab/> train loss: 1.2926</text:p>
      <text:p text:style-name="P1">Epoch: 3.32 <text:tab/> train loss: 1.2690</text:p>
      <text:p text:style-name="P1">Epoch: 3.36 <text:tab/> train loss: 1.2430</text:p>
      <text:p text:style-name="P1">Epoch: 3.40 <text:tab/> train loss: 1.2373</text:p>
      <text:p text:style-name="P1">Epoch: 3.44 <text:tab/> train loss: 1.2795</text:p>
      <text:p text:style-name="P1">Epoch: 3.48 <text:tab/> train loss: 1.2052</text:p>
      <text:p text:style-name="P1">Epoch: 3.52 <text:tab/> train loss: 1.1898</text:p>
      <text:p text:style-name="P1">Epoch: 3.56 <text:tab/> train loss: 1.1970</text:p>
      <text:p text:style-name="P1"/>
      <text:p text:style-name="P1"/>
      <text:p text:style-name="P3">Loss Values Leather:</text:p>
      <text:p text:style-name="P1"/>
      <text:p text:style-name="P1">Train epoch 0</text:p>
      <text:p text:style-name="P1">Epoch: 0.0 <text:tab/> train loss: 9.1890</text:p>
      <text:p text:style-name="P1">Epoch: 0.4 <text:tab/> train loss: 8.6820</text:p>
      <text:p text:style-name="P1">Epoch: 0.8 <text:tab/> train loss: 7.4301</text:p>
      <text:p text:style-name="P1">Epoch: 0.12 <text:tab/> train loss: 5.7788</text:p>
      <text:p text:style-name="P1">Epoch: 0.16 <text:tab/> train loss: 4.2667</text:p>
      <text:p text:style-name="P1">Epoch: 0.20 <text:tab/> train loss: 3.1341</text:p>
      <text:p text:style-name="P1">Epoch: 0.24 <text:tab/> train loss: 2.3909</text:p>
      <text:p text:style-name="P1">Epoch: 0.28 <text:tab/> train loss: 1.9527</text:p>
      <text:p text:style-name="P1">Epoch: 0.32 <text:tab/> train loss: 1.7461</text:p>
      <text:p text:style-name="P1">Epoch: 0.36 <text:tab/> train loss: 1.6373</text:p>
      <text:p text:style-name="P1">Epoch: 0.40 <text:tab/> train loss: 1.5880</text:p>
      <text:p text:style-name="P1">Epoch: 0.44 <text:tab/> train loss: 1.5606</text:p>
      <text:p text:style-name="P1">Epoch: 0.48 <text:tab/> train loss: 1.5419</text:p>
      <text:p text:style-name="P1">Epoch: 0.52 <text:tab/> train loss: 1.5217</text:p>
      <text:p text:style-name="P1">Epoch: 0.56 <text:tab/> train loss: 1.5059</text:p>
      <text:p text:style-name="P1"/>
      <text:p text:style-name="P1">Compute loss and scores on test set:</text:p>
      <text:p text:style-name="P1">Epoch: 0 <text:tab/> test_loss: 1.8729</text:p>
      <text:p text:style-name="P1">AUROC: <text:tab/> last: 0.9982 <text:tab/> max: 0.9982 <text:tab/> epoch_max: 0 <text:tab/> epoch_loss: 0</text:p>
      <text:p text:style-name="P1"/>
      <text:p text:style-name="P1">Train epoch 1</text:p>
      <text:p text:style-name="P1">Epoch: 1.0 <text:tab/> train loss: 1.4868</text:p>
      <text:p text:style-name="P1">Epoch: 1.4 <text:tab/> train loss: 1.4725</text:p>
      <text:p text:style-name="P1">Epoch: 1.8 <text:tab/> train loss: 1.4607</text:p>
      <text:p text:style-name="P1">Epoch: 1.12 <text:tab/> train loss: 1.4535</text:p>
      <text:p text:style-name="P1">Epoch: 1.16 <text:tab/> train loss: 1.4451</text:p>
      <text:p text:style-name="P1">Epoch: 1.20 <text:tab/> train loss: 1.4409</text:p>
      <text:p text:style-name="P1">Epoch: 1.24 <text:tab/> train loss: 1.4323</text:p>
      <text:p text:style-name="P1">Epoch: 1.28 <text:tab/> train loss: 1.4234</text:p>
      <text:p text:style-name="P1">Epoch: 1.32 <text:tab/> train loss: 1.4192</text:p>
      <text:p text:style-name="P1">Epoch: 1.36 <text:tab/> train loss: 1.4161</text:p>
      <text:p text:style-name="P1">Epoch: 1.40 <text:tab/> train loss: 1.4091</text:p>
      <text:p text:style-name="P1">Epoch: 1.44 <text:tab/> train loss: 1.4047</text:p>
      <text:p text:style-name="P1">Epoch: 1.48 <text:tab/> train loss: 1.4004</text:p>
      <text:p text:style-name="P1">Epoch: 1.52 <text:tab/> train loss: 1.3960</text:p>
      <text:p text:style-name="P1">Epoch: 1.56 <text:tab/> train loss: 1.3908</text:p>
      <text:p text:style-name="P1"/>
      <text:p text:style-name="P1">Compute loss and scores on test set:</text:p>
      <text:p text:style-name="P1">Epoch: 1 <text:tab/> test_loss: 1.7936</text:p>
      <text:p text:style-name="P1">AUROC: <text:tab/> last: 0.9947 <text:tab/> max: 0.9982 <text:tab/> epoch_max: 0 <text:tab/> epoch_loss: 0</text:p>
      <text:p text:style-name="P1"/>
      <text:p text:style-name="P1">Train epoch 2</text:p>
      <text:p text:style-name="P1">Epoch: 2.0 <text:tab/> train loss: 1.3855</text:p>
      <text:p text:style-name="P1">Epoch: 2.4 <text:tab/> train loss: 1.3824</text:p>
      <text:p text:style-name="P1">Epoch: 2.8 <text:tab/> train loss: 1.3763</text:p>
      <text:p text:style-name="P1">Epoch: 2.12 <text:tab/> train loss: 1.3720</text:p>
      <text:p text:style-name="P1">Epoch: 2.16 <text:tab/> train loss: 1.3670</text:p>
      <text:p text:style-name="P1">Epoch: 2.20 <text:tab/> train loss: 1.3620</text:p>
      <text:p text:style-name="P1">Epoch: 2.24 <text:tab/> train loss: 1.3551</text:p>
      <text:p text:style-name="P1"><text:soft-page-break/>Epoch: 2.28 <text:tab/> train loss: 1.3512</text:p>
      <text:p text:style-name="P1">Epoch: 2.32 <text:tab/> train loss: 1.3481</text:p>
      <text:p text:style-name="P1">Epoch: 2.36 <text:tab/> train loss: 1.3403</text:p>
      <text:p text:style-name="P1">Epoch: 2.40 <text:tab/> train loss: 1.3368</text:p>
      <text:p text:style-name="P1">Epoch: 2.44 <text:tab/> train loss: 1.3298</text:p>
      <text:p text:style-name="P1">Epoch: 2.48 <text:tab/> train loss: 1.3274</text:p>
      <text:p text:style-name="P1">Epoch: 2.52 <text:tab/> train loss: 1.3267</text:p>
      <text:p text:style-name="P1">Epoch: 2.56 <text:tab/> train loss: 1.3146</text:p>
      <text:p text:style-name="P1"/>
      <text:p text:style-name="P1">Compute loss and scores on test set:</text:p>
      <text:p text:style-name="P1">Epoch: 2 <text:tab/> test_loss: 1.7027</text:p>
      <text:p text:style-name="P1">AUROC: <text:tab/> last: 0.9939 <text:tab/> max: 0.9982 <text:tab/> epoch_max: 0 <text:tab/> epoch_loss: 0</text:p>
      <text:p text:style-name="P1"/>
      <text:p text:style-name="P1">Train epoch 3</text:p>
      <text:p text:style-name="P1">Epoch: 3.0 <text:tab/> train loss: 1.3094</text:p>
      <text:p text:style-name="P1">Epoch: 3.4 <text:tab/> train loss: 1.3056</text:p>
      <text:p text:style-name="P1">Epoch: 3.8 <text:tab/> train loss: 1.3039</text:p>
      <text:p text:style-name="P1">Epoch: 3.12 <text:tab/> train loss: 1.3204</text:p>
      <text:p text:style-name="P1">Epoch: 3.16 <text:tab/> train loss: 1.3734</text:p>
      <text:p text:style-name="P1">Epoch: 3.20 <text:tab/> train loss: 1.3089</text:p>
      <text:p text:style-name="P1">Epoch: 3.24 <text:tab/> train loss: 1.2918</text:p>
      <text:p text:style-name="P1">Epoch: 3.28 <text:tab/> train loss: 1.2926</text:p>
      <text:p text:style-name="P1">Epoch: 3.32 <text:tab/> train loss: 1.2690</text:p>
      <text:p text:style-name="P1">Epoch: 3.36 <text:tab/> train loss: 1.2430</text:p>
      <text:p text:style-name="P1">Epoch: 3.40 <text:tab/> train loss: 1.2373</text:p>
      <text:p text:style-name="P1">Epoch: 3.44 <text:tab/> train loss: 1.2795</text:p>
      <text:p text:style-name="P1">Epoch: 3.48 <text:tab/> train loss: 1.2052</text:p>
      <text:p text:style-name="P1">Epoch: 3.52 <text:tab/> train loss: 1.1898</text:p>
      <text:p text:style-name="P1">Epoch: 3.56 <text:tab/> train loss: 1.1970</text:p>
      <text:p text:style-name="P4">Training Loss Carpet:</text:p>
      <text:p text:style-name="P2"/>
      <text:p text:style-name="P2">Train epoch 0</text:p>
      <text:p text:style-name="P2">Epoch: 0.0 <text:tab/> train loss: 9.4339</text:p>
      <text:p text:style-name="P2">Epoch: 0.4 <text:tab/> train loss: 8.7583</text:p>
      <text:p text:style-name="P2">Epoch: 0.8 <text:tab/> train loss: 7.1630</text:p>
      <text:p text:style-name="P2">Epoch: 0.12 <text:tab/> train loss: 5.3310</text:p>
      <text:p text:style-name="P2">Epoch: 0.16 <text:tab/> train loss: 3.8748</text:p>
      <text:p text:style-name="P2">Epoch: 0.20 <text:tab/> train loss: 2.8546</text:p>
      <text:p text:style-name="P2">Epoch: 0.24 <text:tab/> train loss: 2.1882</text:p>
      <text:p text:style-name="P2">Epoch: 0.28 <text:tab/> train loss: 1.7823</text:p>
      <text:p text:style-name="P2">Epoch: 0.32 <text:tab/> train loss: 1.5066</text:p>
      <text:p text:style-name="P2">Epoch: 0.36 <text:tab/> train loss: 1.3257</text:p>
      <text:p text:style-name="P2">Epoch: 0.40 <text:tab/> train loss: 1.2427</text:p>
      <text:p text:style-name="P2">Epoch: 0.44 <text:tab/> train loss: 1.2247</text:p>
      <text:p text:style-name="P2">Epoch: 0.48 <text:tab/> train loss: 1.1885</text:p>
      <text:p text:style-name="P2">Epoch: 0.52 <text:tab/> train loss: 1.1597</text:p>
      <text:p text:style-name="P2">Epoch: 0.56 <text:tab/> train loss: 1.1520</text:p>
      <text:p text:style-name="P2"/>
      <text:p text:style-name="P2">Compute loss and scores on test set:</text:p>
      <text:p text:style-name="P2">Epoch: 0 <text:tab/> test_loss: 1.5828</text:p>
      <text:p text:style-name="P2">AUROC: <text:tab/> last: 1.0000 <text:tab/> max: 1.0000 <text:tab/> epoch_max: 0 <text:tab/> epoch_loss: 0</text:p>
      <text:p text:style-name="P2"/>
      <text:p text:style-name="P2">Train epoch 1</text:p>
      <text:p text:style-name="P2">Epoch: 1.0 <text:tab/> train loss: 1.1362</text:p>
      <text:p text:style-name="P2">Epoch: 1.4 <text:tab/> train loss: 1.1199</text:p>
      <text:p text:style-name="P2">Epoch: 1.8 <text:tab/> train loss: 1.1454</text:p>
      <text:p text:style-name="P2">Epoch: 1.12 <text:tab/> train loss: 1.1510</text:p>
      <text:p text:style-name="P2">Epoch: 1.16 <text:tab/> train loss: 1.1910</text:p>
      <text:p text:style-name="P2">Epoch: 1.20 <text:tab/> train loss: 1.1076</text:p>
      <text:p text:style-name="P2">Epoch: 1.24 <text:tab/> train loss: 1.1355</text:p>
      <text:p text:style-name="P2">Epoch: 1.28 <text:tab/> train loss: 1.0842</text:p>
      <text:p text:style-name="P2">Epoch: 1.32 <text:tab/> train loss: 1.0698</text:p>
      <text:p text:style-name="P2">Epoch: 1.36 <text:tab/> train loss: 1.0965</text:p>
      <text:p text:style-name="P2">Epoch: 1.40 <text:tab/> train loss: 1.0609</text:p>
      <text:p text:style-name="P2">Epoch: 1.44 <text:tab/> train loss: 1.0522</text:p>
      <text:p text:style-name="P2">Epoch: 1.48 <text:tab/> train loss: 1.0488</text:p>
      <text:p text:style-name="P2">Epoch: 1.52 <text:tab/> train loss: 1.0461</text:p>
      <text:p text:style-name="P2">Epoch: 1.56 <text:tab/> train loss: 1.0344</text:p>
      <text:p text:style-name="P2"/>
      <text:p text:style-name="P2">Compute loss and scores on test set:</text:p>
      <text:p text:style-name="P2">Epoch: 1 <text:tab/> test_loss: 1.4799</text:p>
      <text:p text:style-name="P2">AUROC: <text:tab/> last: 1.0000 <text:tab/> max: 1.0000 <text:tab/> epoch_max: 0 <text:tab/> epoch_loss: 0</text:p>
      <text:p text:style-name="P2"/>
      <text:p text:style-name="P2">Train epoch 2</text:p>
      <text:p text:style-name="P2">Epoch: 2.0 <text:tab/> train loss: 1.0548</text:p>
      <text:p text:style-name="P2">Epoch: 2.4 <text:tab/> train loss: 1.0775</text:p>
      <text:p text:style-name="P2">Epoch: 2.8 <text:tab/> train loss: 1.0274</text:p>
      <text:p text:style-name="P2">Epoch: 2.12 <text:tab/> train loss: 1.0232</text:p>
      <text:p text:style-name="P2">Epoch: 2.16 <text:tab/> train loss: 1.0116</text:p>
      <text:p text:style-name="P2">Epoch: 2.20 <text:tab/> train loss: 1.0501</text:p>
      <text:p text:style-name="P2">Epoch: 2.24 <text:tab/> train loss: 1.0008</text:p>
      <text:p text:style-name="P2"><text:soft-page-break/>Epoch: 2.28 <text:tab/> train loss: 1.0265</text:p>
      <text:p text:style-name="P2">Epoch: 2.32 <text:tab/> train loss: 0.9930</text:p>
      <text:p text:style-name="P2">Epoch: 2.36 <text:tab/> train loss: 1.0134</text:p>
      <text:p text:style-name="P2">Epoch: 2.40 <text:tab/> train loss: 1.0008</text:p>
      <text:p text:style-name="P2">Epoch: 2.44 <text:tab/> train loss: 0.9690</text:p>
      <text:p text:style-name="P2">Epoch: 2.48 <text:tab/> train loss: 1.0095</text:p>
      <text:p text:style-name="P2">Epoch: 2.52 <text:tab/> train loss: 0.9568</text:p>
      <text:p text:style-name="P2">Epoch: 2.56 <text:tab/> train loss: 0.9967</text:p>
      <text:p text:style-name="P2"/>
      <text:p text:style-name="P2">Compute loss and scores on test set:</text:p>
      <text:p text:style-name="P2">Epoch: 2 <text:tab/> test_loss: 1.3764</text:p>
      <text:p text:style-name="P2">AUROC: <text:tab/> last: 1.0000 <text:tab/> max: 1.0000 <text:tab/> epoch_max: 0 <text:tab/> epoch_loss: 0</text:p>
      <text:p text:style-name="P2"/>
      <text:p text:style-name="P2">Train epoch 3</text:p>
      <text:p text:style-name="P2">Epoch: 3.0 <text:tab/> train loss: 0.9556</text:p>
      <text:p text:style-name="P2">Epoch: 3.4 <text:tab/> train loss: 0.9532</text:p>
      <text:p text:style-name="P2">Epoch: 3.8 <text:tab/> train loss: 0.9498</text:p>
      <text:p text:style-name="P2">Epoch: 3.12 <text:tab/> train loss: 0.9543</text:p>
      <text:p text:style-name="P2">Epoch: 3.16 <text:tab/> train loss: 0.9603</text:p>
      <text:p text:style-name="P2">Epoch: 3.20 <text:tab/> train loss: 0.9532</text:p>
      <text:p text:style-name="P2">Epoch: 3.24 <text:tab/> train loss: 0.9845</text:p>
      <text:p text:style-name="P2">Epoch: 3.28 <text:tab/> train loss: 0.9268</text:p>
      <text:p text:style-name="P2">Epoch: 3.32 <text:tab/> train loss: 0.9246</text:p>
      <text:p text:style-name="P2">Epoch: 3.36 <text:tab/> train loss: 0.9098</text:p>
      <text:p text:style-name="P2">Epoch: 3.40 <text:tab/> train loss: 0.8956</text:p>
      <text:p text:style-name="P2">Epoch: 3.44 <text:tab/> train loss: 0.8878</text:p>
      <text:p text:style-name="P2">Epoch: 3.48 <text:tab/> train loss: 0.8930</text:p>
      <text:p text:style-name="P2">Epoch: 3.52 <text:tab/> train loss: 0.9038</text:p>
      <text:p text:style-name="P2">Epoch: 3.56 <text:tab/> train loss: 0.8667</text:p>
      <text:p text:style-name="P2"/>
      <text:p text:style-name="P2">Compute loss and scores on test set:</text:p>
      <text:p text:style-name="P2">Epoch: 3 <text:tab/> test_loss: 1.2784</text:p>
      <text:p text:style-name="P2">AUROC: <text:tab/> last: 1.0000 <text:tab/> max: 1.0000 <text:tab/> epoch_max: 0 <text:tab/> epoch_loss: 0</text:p>
      <text:p text:style-name="P2"><text:s text:c="2"/>0%|</text:p>
      <text:p text:style-name="P3">Loss Values Carpet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4:09:05.263139162</meta:creation-date>
    <dc:date>2023-06-09T14:37:57.020981064</dc:date>
    <meta:editing-duration>PT18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27" meta:word-count="1149" meta:character-count="7262" meta:non-whitespace-character-count="5878"/>
  </office:meta>
</office:document-meta>
</file>